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style:font-name="Times New Roman"/>
    </style:style>
    <style:style style:name="P4" style:family="paragraph" style:parent-style-name="Text_20_body" style:list-style-name="L1">
      <style:paragraph-properties fo:text-align="justify" style:justify-single-word="false"/>
      <style:text-properties style:font-name="Times New Roman"/>
    </style:style>
    <style:style style:name="P5" style:family="paragraph" style:parent-style-name="Text_20_body" style:list-style-name="L2">
      <style:paragraph-properties fo:text-align="justify" style:justify-single-word="false"/>
      <style:text-properties style:font-name="Times New Roman"/>
    </style:style>
    <style:style style:name="P6" style:family="paragraph" style:parent-style-name="Standard">
      <style:paragraph-properties fo:text-align="justify" style:justify-single-word="false"/>
    </style:style>
    <style:style style:name="T1" style:family="text">
      <style:text-properties fo:language="it" fo:country="IT"/>
    </style:style>
    <style:style style:name="T2" style:family="text">
      <style:text-properties style:font-name="Times New Roman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it" fo:country="IT"/>
    </style:style>
    <text:list-style style:name="L1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Introdu<text:span text:style-name="T1">zione</text:span></text:h>
      <text:p text:style-name="P2"><text:span text:style-name="T2">ClamWin è un frontend grafico per il software antivirus </text:span><text:a xlink:type="simple" xlink:href="http://www.clamav.net/" office:name="Clam Anti-Virus home page" office:target-frame-name="_top" xlink:show="replace"><text:span text:style-name="T3">ClamAV</text:span></text:a><text:span text:style-name="T2"> compilato per l'esecuzione su piattaforme Microsoft Windows. Il programma dis</text:span><text:span text:style-name="T4">pone</text:span><text:span text:style-name="T2"> di un software di installazione di facile utilizzo. </text:span></text:p>
      <text:p text:style-name="P3">Alcune caratteristiche: </text:p>
      <text:list text:style-name="L1">
        <text:list-item>
          <text:p text:style-name="P4">Scheduler – Permette di lanciare scansioni per la ricerca di virus ad orari prestabiliti </text:p>
        </text:list-item>
      </text:list>
      <text:list text:style-name="L2">
        <text:list-item>
          <text:p text:style-name="P5">Aggiornamento automatico del database dei virus tramite int<text:span text:style-name="T1">ernet</text:span> </text:p>
        </text:list-item>
        <text:list-item>
          <text:p text:style-name="P5">Virus Scanner Standalone </text:p>
        </text:list-item>
      </text:list>
      <text:list text:style-name="L1">
        <text:list-item text:start-value="1">
          <text:p text:style-name="P4">Integrazione nel menu contestuale di Microsoft Windows Explorer – cliccando col tasto destro su di un file è possibile effettuarne la scansione </text:p>
        </text:list-item>
        <text:list-item>
          <text:p text:style-name="P4">Add-in per Microsoft Outlook – permette di controllare le e-mail in entrata e in uscita </text:p>
        </text:list-item>
      </text:list>
      <text:p text:style-name="P3">Occorre tener presente che ClamWin Antivirus non include uno scanner in tempo reale; questo significa che è necessario effettuare manualmente le scansioni per rilevare la pre<text:span text:style-name="T1">senza di</text:span> virus. L'add-in per Microsoft Outlook, tuttavia, cancellerà gli allegati infetti in maniera automatica.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eter Budts</meta:initial-creator>
    <meta:creation-date>2006-08-02T18:27:57</meta:creation-date>
    <dc:creator>Peter Budts</dc:creator>
    <dc:date>2006-08-02T18:28:33</dc:date>
    <dc:language>nl-BE</dc:language>
    <meta:editing-cycles>2</meta:editing-cycles>
    <meta:editing-duration>PT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33" meta:character-count="931"/>
  </office:meta>
</office:document-meta>
</file>